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compiled-branch-coverage-report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RA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WS</text:p>
          </table:table-cell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2499" calcext:value-type="float">
            <text:p>249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2254" calcext:value-type="float">
            <text:p>225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2052" calcext:value-type="float">
            <text:p>2052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1925" calcext:value-type="float">
            <text:p>192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3680" calcext:value-type="float">
            <text:p>368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2195" calcext:value-type="float">
            <text:p>219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2308" calcext:value-type="float">
            <text:p>230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1864" calcext:value-type="float">
            <text:p>186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2167" calcext:value-type="float">
            <text:p>216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2206" calcext:value-type="float">
            <text:p>2206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2226" calcext:value-type="float">
            <text:p>22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2110" calcext:value-type="float">
            <text:p>211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2284" calcext:value-type="float">
            <text:p>228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1870" calcext:value-type="float">
            <text:p>187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2255" calcext:value-type="float">
            <text:p>225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1968" calcext:value-type="float">
            <text:p>196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2259" calcext:value-type="float">
            <text:p>225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1" table:formula="of:=AVERAGE([.B2:.B22])" office:value-type="float" office:value="1933.47619047619" calcext:value-type="float">
            <text:p>1933,48</text:p>
          </table:table-cell>
          <table:table-cell table:style-name="ce1" table:formula="of:=AVERAGE([.C2:.C22])" office:value-type="float" office:value="17.5714285714286" calcext:value-type="float">
            <text:p>17,57</text:p>
          </table:table-cell>
          <table:table-cell table:style-name="ce1" table:formula="of:=AVERAGE([.D2:.D22])" office:value-type="float" office:value="20.0952380952381" calcext:value-type="float">
            <text:p>20,10</text:p>
          </table:table-cell>
          <table:table-cell table:style-name="ce1" table:formula="of:=AVERAGE([.E2:.E22])" office:value-type="float" office:value="17.1904761904762" calcext:value-type="float">
            <text:p>17,19</text:p>
          </table:table-cell>
          <table:table-cell table:style-name="ce1" table:formula="of:=AVERAGE([.F2:.F22])" office:value-type="float" office:value="12.8095238095238" calcext:value-type="float">
            <text:p>12,81</text:p>
          </table:table-cell>
        </table:table-row>
        <table:table-row table:style-name="ro1">
          <table:table-cell office:value-type="string" calcext:value-type="string">
            <text:p>DEVPAD</text:p>
          </table:table-cell>
          <table:table-cell table:style-name="ce1" table:formula="of:=STDEV([.B2:.B23])" office:value-type="float" office:value="811.657716918349" calcext:value-type="float">
            <text:p>811,66</text:p>
          </table:table-cell>
          <table:table-cell table:style-name="ce1" table:formula="of:=STDEV([.C2:.C23])" office:value-type="float" office:value="10.1021988581055" calcext:value-type="float">
            <text:p>10,10</text:p>
          </table:table-cell>
          <table:table-cell table:style-name="ce1" table:formula="of:=STDEV([.D2:.D23])" office:value-type="float" office:value="11.4845849559302" calcext:value-type="float">
            <text:p>11,48</text:p>
          </table:table-cell>
          <table:table-cell table:style-name="ce1" table:formula="of:=STDEV([.E2:.E23])" office:value-type="float" office:value="9.59969765207936" calcext:value-type="float">
            <text:p>9,60</text:p>
          </table:table-cell>
          <table:table-cell table:style-name="ce1" table:formula="of:=STDEV([.F2:.F23])" office:value-type="float" office:value="5.28807326167685" calcext:value-type="float">
            <text:p>5,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0">
      <number:number number:decimal-places="12" number:min-decimal-places="12" number:min-integer-digits="1"/>
    </number:number-style>
    <number:number-style style:name="N109">
      <number:number number:decimal-places="5" number:min-decimal-places="5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01T10:50:35.158559517</dc:date>
    <meta:editing-duration>PT43M15S</meta:editing-duration>
    <meta:editing-cycles>6</meta:editing-cycles>
    <meta:generator>LibreOffice/7.3.7.2$Linux_X86_64 LibreOffice_project/30$Build-2</meta:generator>
    <meta:document-statistic meta:table-count="1" meta:cell-count="143" meta:object-count="0"/>
  </office:meta>
</office:document-meta>
</file>